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Menlo" svg:font-family="Menlo, Monaco, Consolas, 'Courier New', monospace"/>
    <style:font-face style:name="Roboto Mono" svg:font-family="'Roboto Mono', Consolas, Monaco, monospace"/>
    <style:font-face style:name="SFMono-Regular1" svg:font-family="SFMono-Regular, Consolas, 'Liberation Mono', Menlo, monospace"/>
    <style:font-face style:name="SFMono-Regular" svg:font-family="SFMono-Regular, Menlo, Monaco, Consolas, 'Liberation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4e26" officeooo:paragraph-rsid="00094e26"/>
    </style:style>
    <style:style style:name="P2" style:family="paragraph" style:parent-style-name="Standard">
      <style:text-properties officeooo:rsid="000a4868" officeooo:paragraph-rsid="000a4868"/>
    </style:style>
    <style:style style:name="P3" style:family="paragraph" style:parent-style-name="Standard">
      <style:text-properties officeooo:rsid="000a9015" officeooo:paragraph-rsid="000a9015"/>
    </style:style>
    <style:style style:name="P4" style:family="paragraph" style:parent-style-name="Standard">
      <style:text-properties officeooo:rsid="00133f63" officeooo:paragraph-rsid="00133f63"/>
    </style:style>
    <style:style style:name="P5"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6"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0817a9"/>
    </style:style>
    <style:style style:name="P7"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08bd43"/>
    </style:style>
    <style:style style:name="P8"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04040" style:font-name="SFMono-Regular" fo:font-size="9pt" fo:letter-spacing="normal" fo:font-style="normal" fo:font-weight="normal"/>
    </style:style>
    <style:style style:name="P9"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04040" fo:letter-spacing="normal"/>
    </style:style>
    <style:style style:name="P10" style:family="paragraph" style:parent-style-name="Preformatted_20_Text">
      <style:text-properties fo:font-variant="normal" fo:text-transform="none" fo:color="#333333" style:font-name="Menlo" fo:font-size="9.75pt" fo:letter-spacing="normal" fo:font-style="normal" fo:font-weight="normal" officeooo:rsid="00094e26" officeooo:paragraph-rsid="00094e26"/>
    </style:style>
    <style:style style:name="P11" style:family="paragraph" style:parent-style-name="Preformatted_20_Text">
      <style:text-properties fo:font-variant="normal" fo:text-transform="none" fo:color="#222222" style:font-name="Roboto Mono" fo:letter-spacing="normal" fo:font-style="normal" fo:font-weight="normal" officeooo:rsid="000a4868" officeooo:paragraph-rsid="000a4868"/>
    </style:style>
    <style:style style:name="P12" style:family="paragraph" style:parent-style-name="Preformatted_20_Text">
      <style:text-properties fo:font-variant="normal" fo:text-transform="none" fo:color="#222222" style:font-name="Roboto Mono" fo:letter-spacing="normal" fo:font-style="normal" fo:font-weight="normal" officeooo:rsid="000a9015" officeooo:paragraph-rsid="000a9015"/>
    </style:style>
    <style:style style:name="P13" style:family="paragraph" style:parent-style-name="Preformatted_20_Text">
      <style:text-properties fo:font-variant="normal" fo:text-transform="none" fo:color="#404040" style:font-name="SFMono-Regular" fo:font-size="9pt" fo:letter-spacing="normal" fo:font-style="normal" fo:font-weight="normal" officeooo:paragraph-rsid="000a9015"/>
    </style:style>
    <style:style style:name="P14" style:family="paragraph" style:parent-style-name="Preformatted_20_Text">
      <style:text-properties fo:font-variant="normal" fo:text-transform="none" fo:color="#404040" style:font-name="SFMono-Regular" fo:font-size="9pt" fo:letter-spacing="normal" fo:font-style="normal" fo:font-weight="normal" officeooo:rsid="00133f63" officeooo:paragraph-rsid="00133f63"/>
    </style:style>
    <style:style style:name="P15" style:family="paragraph" style:parent-style-name="Preformatted_20_Text">
      <style:text-properties fo:font-variant="normal" fo:text-transform="none" fo:color="#404040" fo:letter-spacing="normal" officeooo:rsid="00133f63" officeooo:paragraph-rsid="00133f63"/>
    </style:style>
    <style:style style:name="P16" style:family="paragraph" style:parent-style-name="Preformatted_20_Text">
      <style:text-properties officeooo:rsid="000a4868" officeooo:paragraph-rsid="000a4868"/>
    </style:style>
    <style:style style:name="P17"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fo:letter-spacing="normal"/>
    </style:style>
    <style:style style:name="P18"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style:font-name="Menlo" fo:font-size="9.75pt" fo:letter-spacing="normal" fo:font-style="normal" fo:font-weight="normal"/>
    </style:style>
    <style:style style:name="P19"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fo:letter-spacing="normal"/>
    </style:style>
    <style:style style:name="P20"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SFMono-Regular" fo:font-size="9pt" fo:letter-spacing="normal" fo:font-style="normal" fo:font-weight="normal"/>
    </style:style>
    <style:style style:name="P21"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8090" style:font-name="SFMono-Regular" fo:font-size="9pt" fo:letter-spacing="normal" fo:font-style="italic" fo:font-weight="normal"/>
    </style:style>
    <style:style style:name="P22" style:family="paragraph" style:parent-style-name="Preformatted_20_Text">
      <style:paragraph-properties fo:margin-top="0in" fo:margin-bottom="0in" loext:contextual-spacing="false" fo:line-height="140%" fo:orphans="2" fo:widows="2" fo:padding="0in" fo:border="none"/>
    </style:style>
    <style:style style:name="P23" style:family="paragraph" style:parent-style-name="Text_20_body" style:list-style-name="L1">
      <style:text-properties fo:font-variant="normal" fo:text-transform="none" fo:color="#404040" style:font-name="Lato" fo:font-size="9pt" fo:letter-spacing="normal" fo:font-style="normal" fo:font-weight="normal" officeooo:paragraph-rsid="000a9015" style:font-size-asian="9pt" style:font-size-complex="9pt"/>
    </style:style>
    <style:style style:name="P24" style:family="paragraph" style:parent-style-name="Text_20_body" style:list-style-name="L1">
      <style:paragraph-properties fo:margin-top="0in" fo:margin-bottom="0.25in" loext:contextual-spacing="false" style:line-height-at-least="0.25in" fo:orphans="2" fo:widows="2" fo:padding="0in" fo:border="none"/>
      <style:text-properties fo:font-variant="normal" fo:text-transform="none" fo:color="#404040" style:font-name="Lato" fo:font-size="9pt" fo:letter-spacing="normal" fo:font-style="normal" fo:font-weight="normal" style:font-size-asian="9pt" style:font-size-complex="9pt"/>
    </style:style>
    <style:style style:name="P25"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SFMono-Regular" fo:font-size="9pt" fo:letter-spacing="normal" fo:font-style="normal" fo:font-weight="normal"/>
    </style:style>
    <style:style style:name="P26"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7020" style:font-name="SFMono-Regular" fo:font-size="9pt" fo:letter-spacing="normal" fo:font-style="normal" fo:font-weight="normal" officeooo:rsid="00133f63"/>
    </style:style>
    <style:style style:name="P27" style:family="paragraph" style:parent-style-name="Preformatted_20_Text">
      <style:paragraph-properties fo:margin-left="0in" fo:margin-right="0in" fo:margin-top="0in" fo:margin-bottom="0in" loext:contextual-spacing="false" fo:line-height="140%" fo:orphans="2" fo:widows="2" fo:text-indent="0in" style:auto-text-indent="false" fo:padding-left="0in" fo:padding-right="0in" fo:padding-top="0in" fo:padding-bottom="0.0291in" fo:border-left="none" fo:border-right="none" fo:border-top="none" fo:border-bottom="0.06pt solid #000000" style:join-border="false"/>
    </style:style>
    <style:style style:name="T1"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2" style:family="text">
      <style:text-properties fo:font-variant="normal" fo:text-transform="none" fo:color="#242729" style:font-name="Consolas" fo:font-size="9.75pt" fo:letter-spacing="normal" fo:font-style="normal" fo:font-weight="normal" officeooo:rsid="000817a9" fo:background-color="#eff0f1" loext:char-shading-value="0" loext:padding="0in" loext:border="none"/>
    </style:style>
    <style:style style:name="T3" style:family="text">
      <style:text-properties fo:font-variant="normal" fo:text-transform="none" fo:color="#242729" style:font-name="Consolas" fo:font-size="9.75pt" fo:letter-spacing="normal" fo:font-style="normal" fo:font-weight="normal" officeooo:rsid="0008bd43" fo:background-color="#eff0f1" loext:char-shading-value="0" loext:padding="0in" loext:border="none"/>
    </style:style>
    <style:style style:name="T4"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style:font-name="SFMono-Regular1" fo:font-size="9.75pt" fo:letter-spacing="normal" fo:font-style="normal" fo:font-weight="normal" loext:padding="0in" loext:border="none"/>
    </style:style>
    <style:style style:name="T6" style:family="text">
      <style:text-properties style:font-name="Menlo" fo:font-size="9.75pt" fo:font-style="normal" fo:font-weight="normal"/>
    </style:style>
    <style:style style:name="T7" style:family="text">
      <style:text-properties fo:color="#794938"/>
    </style:style>
    <style:style style:name="T8" style:family="text">
      <style:text-properties fo:color="#080808"/>
    </style:style>
    <style:style style:name="T9" style:family="text">
      <style:text-properties fo:color="#0b6125"/>
    </style:style>
    <style:style style:name="T10" style:family="text">
      <style:text-properties fo:color="#4070a0"/>
    </style:style>
    <style:style style:name="T11" style:family="text">
      <style:text-properties fo:color="#4070a0" style:font-name="SFMono-Regular" fo:font-size="9pt" fo:font-style="normal" fo:font-weight="normal"/>
    </style:style>
    <style:style style:name="T12" style:family="text">
      <style:text-properties fo:color="#4070a0" officeooo:rsid="001223a5"/>
    </style:style>
    <style:style style:name="T13" style:family="text">
      <style:text-properties fo:color="#666666"/>
    </style:style>
    <style:style style:name="T14" style:family="text">
      <style:text-properties fo:color="#666666" style:font-name="SFMono-Regular" fo:font-size="9pt" fo:font-style="normal" fo:font-weight="normal"/>
    </style:style>
    <style:style style:name="T15" style:family="text">
      <style:text-properties fo:color="#208050"/>
    </style:style>
    <style:style style:name="T16" style:family="text">
      <style:text-properties fo:color="#007020" fo:font-weight="bold"/>
    </style:style>
    <style:style style:name="T17" style:family="text">
      <style:text-properties fo:color="#007020" style:font-name="SFMono-Regular" fo:font-size="9pt" fo:font-style="normal" fo:font-weight="bold"/>
    </style:style>
    <style:style style:name="T18" style:family="text">
      <style:text-properties fo:color="#007020" style:font-name="SFMono-Regular" fo:font-size="9pt" fo:font-style="normal" fo:font-weight="normal"/>
    </style:style>
    <style:style style:name="T19" style:family="text">
      <style:text-properties fo:color="#bb60d5"/>
    </style:style>
    <style:style style:name="T20" style:family="text">
      <style:text-properties fo:color="#bb60d5" style:font-name="SFMono-Regular" fo:font-size="9pt" fo:font-style="normal" fo:font-weight="normal"/>
    </style:style>
    <style:style style:name="T21" style:family="text">
      <style:text-properties fo:color="#bb60d5" officeooo:rsid="00112871"/>
    </style:style>
    <style:style style:name="T22" style:family="text">
      <style:text-properties officeooo:rsid="00112871"/>
    </style:style>
    <style:style style:name="T23" style:family="text">
      <style:text-properties style:font-name="SFMono-Regular" fo:font-size="9pt" fo:font-style="normal" fo:font-weight="normal"/>
    </style:style>
    <style:style style:name="T24" style:family="text">
      <style:text-properties style:font-name="SFMono-Regular" fo:font-size="9pt" fo:font-style="normal" fo:font-weight="normal" officeooo:rsid="00133f63"/>
    </style:style>
    <style:style style:name="T25" style:family="text">
      <style:text-properties officeooo:rsid="001223a5"/>
    </style:style>
    <style:style style:name="T26" style:family="text">
      <style:text-properties officeooo:rsid="00133f63"/>
    </style:style>
    <style:style style:name="T27" style:family="text">
      <style:text-properties fo:color="#06287e"/>
    </style:style>
    <style:style style:name="T28" style:family="text">
      <style:text-properties fo:color="#408090" style:font-name="SFMono-Regular" fo:font-size="9pt"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ource_20_Text"><text:span text:style-name="T2">1. Create </text:span></text:span><text:span text:style-name="Source_20_Text"><text:span text:style-name="T3">file composer.phar</text:span></text:span></text:p>
      <text:p text:style-name="P5"><text:span text:style-name="Source_20_Text"><text:span text:style-name="T1">mv ~/.composer ~/.composer.old</text:span></text:span></text:p>
      <text:p text:style-name="P5"><text:span text:style-name="Source_20_Text"><text:span text:style-name="T1"/></text:span></text:p>
      <text:p text:style-name="P5"><text:span text:style-name="Source_20_Text"><text:span text:style-name="T1"/></text:span></text:p>
      <text:p text:style-name="P5"><text:span text:style-name="Source_20_Text"><text:span text:style-name="T1">curl -sS https://getcomposer.org/installer | php</text:span></text:span></text:p>
      <text:p text:style-name="P7"><text:span text:style-name="Source_20_Text"><text:span text:style-name="T3">2. Tao file composer.json</text:span></text:span></text:p>
      <text:p text:style-name="P7"><text:span text:style-name="Source_20_Text"><text:span text:style-name="T3">3. php composer.phar install</text:span></text:span></text:p>
      <text:p text:style-name="Standard"/>
      <text:p text:style-name="Standard"/>
      <text:p text:style-name="P1">Phing</text:p>
      <text:p text:style-name="P1">Phing là một hệ thống xây dựng dự án PHP hoặc công cụ xây dựng dựa trên Apache Ant. Bạn có thể làm bất cứ điều gì với nó mà bạn có thể làm với một hệ thống xây dựng truyền thống như GNU tạo và việc sử dụng các tệp xây dựng XML đơn giản và các lớp "tác vụ" PHP mở rộng của nó làm cho nó trở thành một khung xây dựng dễ sử dụng và rất linh hoạt.</text:p>
      <text:p text:style-name="P1"/>
      <text:p text:style-name="P10">{</text:p>
      <text:p text:style-name="P17"><text:s text:c="4"/><text:span text:style-name="T6">"require-dev": {</text:span></text:p>
      <text:p text:style-name="P17"><text:s text:c="8"/><text:span text:style-name="T6">"phing/phing": "2.*"</text:span></text:p>
      <text:p text:style-name="P17"><text:s text:c="4"/><text:span text:style-name="T6">}</text:span></text:p>
      <text:p text:style-name="P18">}</text:p>
      <text:p text:style-name="P1"/>
      <text:p text:style-name="P1">PhinX</text:p>
      <text:p text:style-name="P2">Tao phinx</text:p>
      <text:p text:style-name="P11">php composer.phar require robmorgan/phinx</text:p>
      <text:p text:style-name="P16"><text:span text:style-name="Source_20_Text"><text:span text:style-name="T4">php composer.phar install --no-dev</text:span></text:span></text:p>
      <text:p text:style-name="P16"><text:span text:style-name="Source_20_Text"><text:span text:style-name="T5">php composer.phar install</text:span></text:span></text:p>
      <text:p text:style-name="P16"><text:span text:style-name="Source_20_Text"><text:span text:style-name="T5">php vendor/bin/phinx</text:span></text:span></text:p>
      <text:p text:style-name="P2"/>
      <text:p text:style-name="P3">Tao thu muc </text:p>
      <text:p text:style-name="P3">mkdir -p db/migrations db/seeds</text:p>
      <text:p text:style-name="P2"/>
      <text:p text:style-name="P3">Tao new db</text:p>
      <text:p text:style-name="P3">vendor/bin/phinx create CityMigration</text:p>
      <text:p text:style-name="P3"/>
      <text:p text:style-name="P13"><text:span text:style-name="T10">addColumn</text:span>(<text:span text:style-name="T10">'username'</text:span>, <text:span text:style-name="T10">'string'</text:span>, [<text:span text:style-name="T10">'limit'</text:span> <text:span text:style-name="T13">=&gt;</text:span> <text:span text:style-name="T15">20</text:span>])</text:p>
      <text:p text:style-name="P13"><text:span text:style-name="T10">addColumn</text:span>(<text:span text:style-name="T10">'updated'</text:span>, <text:span text:style-name="T10">'datetime'</text:span>, [<text:span text:style-name="T10">'null'</text:span> <text:span text:style-name="T13">=&gt;</text:span> <text:span text:style-name="T16">true</text:span>])</text:p>
      <text:p text:style-name="P13"><text:span text:style-name="T10">addIndex</text:span>([<text:span text:style-name="T10">'username'</text:span>, <text:span text:style-name="T10">'email'</text:span>], [<text:span text:style-name="T10">'unique'</text:span> <text:span text:style-name="T13">=&gt;</text:span> <text:span text:style-name="T16">true</text:span>])</text:p>
      <text:p text:style-name="P13">//<text:span text:style-name="T22">primary key</text:span></text:p>
      <text:p text:style-name="P13"><text:span text:style-name="T19">$table</text:span> <text:span text:style-name="T13">=</text:span> <text:span text:style-name="T19">$this</text:span><text:span text:style-name="T13">-&gt;</text:span><text:span text:style-name="T10">table</text:span>(<text:span text:style-name="T10">'followers'</text:span>, [<text:span text:style-name="T10">'id'</text:span> <text:span text:style-name="T13">=&gt;</text:span> <text:span text:style-name="T16">false</text:span>, <text:span text:style-name="T10">'primary_key'</text:span> <text:span text:style-name="T13">=&gt;</text:span> [<text:span text:style-name="T10">'user_id'</text:span>, <text:span text:style-name="T10">'follower_id'</text:span>]]);</text:p>
      <text:p text:style-name="P13">//<text:span text:style-name="T22">doi ten id</text:span></text:p>
      <text:p text:style-name="P13"><text:span text:style-name="T19">$table</text:span> <text:span text:style-name="T13">=</text:span> <text:span text:style-name="T19">$this</text:span><text:span text:style-name="T13">-&gt;</text:span><text:span text:style-name="T10">table</text:span>(<text:span text:style-name="T10">'followers'</text:span>, [<text:span text:style-name="T10">'id'</text:span> <text:span text:style-name="T13">=&gt;</text:span> <text:span text:style-name="T10">'user_id'</text:span>]);</text:p>
      <text:p text:style-name="P13">//<text:span text:style-name="T22">mac dinh khoa chinh la singed</text:span></text:p>
      <text:p text:style-name="P13"><text:s/><text:span text:style-name="T19">$table</text:span> <text:span text:style-name="T13">=</text:span> <text:span text:style-name="T19">$this</text:span><text:span text:style-name="T13">-&gt;</text:span><text:span text:style-name="T10">table</text:span>(<text:span text:style-name="T10">'followers'</text:span>, [<text:span text:style-name="T10">'signed'</text:span> <text:span text:style-name="T13">=&gt;</text:span> <text:span text:style-name="T16">false</text:span>]);</text:p>
      <text:p text:style-name="P13">//<text:span text:style-name="T22">check table ton tai</text:span></text:p>
      <text:p text:style-name="P13"><text:span text:style-name="T19">$exists</text:span> <text:span text:style-name="T13">=</text:span> <text:span text:style-name="T19">$this</text:span><text:span text:style-name="T13">-&gt;</text:span><text:span text:style-name="T10">hasTable</text:span>(<text:span text:style-name="T10">'users'</text:span>);</text:p>
      <text:p text:style-name="P13">//<text:span text:style-name="T22">xoa table</text:span></text:p>
      <text:p text:style-name="P13"><text:span text:style-name="T19">$this</text:span><text:span text:style-name="T13">-&gt;</text:span><text:span text:style-name="T10">table</text:span>(<text:span text:style-name="T10">'users'</text:span>)<text:span text:style-name="T13">-&gt;</text:span><text:span text:style-name="T10">drop</text:span>()<text:span text:style-name="T13">-&gt;</text:span><text:span text:style-name="T10">save</text:span>();</text:p>
      <text:p text:style-name="P13">//<text:span text:style-name="T22">doi ten bang</text:span></text:p>
      <text:p text:style-name="P13"><text:s/><text:span text:style-name="T19">$table</text:span><text:span text:style-name="T13">-&gt;</text:span><text:span text:style-name="T10">rename</text:span>(<text:span text:style-name="T10">'legacy_users'</text:span>);</text:p>
      <text:p text:style-name="P13">//<text:span text:style-name="T22">change primary key</text:span></text:p>
      <text:p text:style-name="P13"><text:span text:style-name="T13">-&gt;</text:span><text:span text:style-name="T10">changePrimaryKey</text:span>([<text:span text:style-name="T10">'new_id'</text:span>, <text:span text:style-name="T10">'username'</text:span>])</text:p>
      <text:p text:style-name="P13"><text:soft-page-break/>//<text:span text:style-name="T22">kieu du lieu</text:span></text:p>
      <text:list xml:id="list850323481" text:style-name="L1">
        <text:list-item>
          <text:p text:style-name="P23">biginteger</text:p>
        </text:list-item>
        <text:list-item>
          <text:p text:style-name="P24">binary</text:p>
        </text:list-item>
        <text:list-item>
          <text:p text:style-name="P24">boolean</text:p>
        </text:list-item>
        <text:list-item>
          <text:p text:style-name="P24">char</text:p>
        </text:list-item>
        <text:list-item>
          <text:p text:style-name="P24">date</text:p>
        </text:list-item>
        <text:list-item>
          <text:p text:style-name="P24">datetime</text:p>
        </text:list-item>
        <text:list-item>
          <text:p text:style-name="P24">decimal</text:p>
        </text:list-item>
        <text:list-item>
          <text:p text:style-name="P24">float</text:p>
        </text:list-item>
        <text:list-item>
          <text:p text:style-name="P24">integer</text:p>
        </text:list-item>
        <text:list-item>
          <text:p text:style-name="P24">smallinteger</text:p>
        </text:list-item>
        <text:list-item>
          <text:p text:style-name="P24">string</text:p>
        </text:list-item>
        <text:list-item>
          <text:p text:style-name="P24">text</text:p>
        </text:list-item>
        <text:list-item>
          <text:p text:style-name="P24">time</text:p>
        </text:list-item>
        <text:list-item>
          <text:p text:style-name="P24">timestamp</text:p>
        </text:list-item>
        <text:list-item>
          <text:p text:style-name="P24">uuid</text:p>
        </text:list-item>
      </text:list>
      <text:p text:style-name="P13"><text:span text:style-name="T19">//</text:span><text:span text:style-name="T21">rename columnt</text:span></text:p>
      <text:p text:style-name="P13"><text:span text:style-name="T19">$table</text:span><text:span text:style-name="T13">-&gt;</text:span><text:span text:style-name="T10">renameColumn</text:span>(<text:span text:style-name="T10">'bio'</text:span>, <text:span text:style-name="T10">'biography'</text:span>);</text:p>
      <text:p text:style-name="P13">//<text:span text:style-name="T22">add columnt</text:span></text:p>
      <text:p text:style-name="P13"><text:s/><text:span text:style-name="T19">$table</text:span><text:span text:style-name="T13">-&gt;</text:span><text:span text:style-name="T10">addColumn</text:span>(<text:span text:style-name="T10">'city'</text:span>, <text:span text:style-name="T10">'string'</text:span>, [<text:span text:style-name="T10">'after'</text:span> <text:span text:style-name="T13">=&gt;</text:span> <text:span text:style-name="T10">'email'</text:span>])</text:p>
      <text:p text:style-name="P13">//<text:span text:style-name="T22">xoa column</text:span></text:p>
      <text:p text:style-name="P13"><text:span text:style-name="T10">removeColumn</text:span>(<text:span text:style-name="T10">'short_name'</text:span>)</text:p>
      <text:p text:style-name="P13">//<text:span text:style-name="T25">add foreign key</text:span></text:p>
      <text:p text:style-name="P13"><text:span text:style-name="T12">a</text:span><text:span text:style-name="T10">ddForeignKey</text:span>(<text:span text:style-name="T10">'tag_id'</text:span>, <text:span text:style-name="T10">'tags'</text:span>, <text:span text:style-name="T10">'id'</text:span>, [<text:span text:style-name="T10">'delete'</text:span><text:span text:style-name="T13">=&gt;</text:span> <text:span text:style-name="T10">'SET_NULL'</text:span>, <text:span text:style-name="T10">'update'</text:span><text:span text:style-name="T13">=&gt;</text:span> <text:span text:style-name="T10">'NO_ACTION'</text:span>])</text:p>
      <text:p text:style-name="P13"/>
      <text:p text:style-name="P13"/>
      <text:p text:style-name="P13"/>
      <text:p text:style-name="P13"/>
      <text:p text:style-name="P13"/>
      <text:p text:style-name="P13"><text:soft-page-break/><text:span text:style-name="T10">addForeignKey</text:span>([<text:span text:style-name="T10">'user_id'</text:span>, <text:span text:style-name="T10">'follower_id'</text:span>],</text:p>
      <text:p text:style-name="P19"><text:s text:c="30"/><text:span text:style-name="T11">'followers'</text:span><text:span text:style-name="T23">,</text:span></text:p>
      <text:p text:style-name="P19"><text:s text:c="30"/><text:span text:style-name="T23">[</text:span><text:span text:style-name="T11">'user_id'</text:span><text:span text:style-name="T23">, </text:span><text:span text:style-name="T11">'follower_id'</text:span><text:span text:style-name="T23">],</text:span></text:p>
      <text:p text:style-name="P19"><text:s text:c="30"/><text:span text:style-name="T23">[</text:span><text:span text:style-name="T11">'delete'</text:span><text:span text:style-name="T14">=&gt;</text:span><text:span text:style-name="T23"> </text:span><text:span text:style-name="T11">'NO_ACTION'</text:span><text:span text:style-name="T23">, </text:span><text:span text:style-name="T11">'update'</text:span><text:span text:style-name="T14">=&gt;</text:span><text:span text:style-name="T23"> </text:span><text:span text:style-name="T11">'NO_ACTION'</text:span><text:span text:style-name="T23">, </text:span><text:span text:style-name="T11">'constraint'</text:span><text:span text:style-name="T23"> </text:span><text:span text:style-name="T14">=&gt;</text:span><text:span text:style-name="T23"> </text:span><text:span text:style-name="T11">'user_follower_id'</text:span><text:span text:style-name="T23">])</text:span></text:p>
      <text:p text:style-name="P20"/>
      <text:p text:style-name="P20"><text:span text:style-name="T19">$table</text:span><text:span text:style-name="T13">-&gt;</text:span><text:span text:style-name="T10">hasForeignKey</text:span>(<text:span text:style-name="T10">'tag_id'</text:span>);</text:p>
      <text:p text:style-name="P20"><text:span text:style-name="T19">$table</text:span><text:span text:style-name="T13">-&gt;</text:span><text:span text:style-name="T10">dropForeignKey</text:span>(<text:span text:style-name="T10">'tag_id'</text:span>)<text:span text:style-name="T13">-&gt;</text:span><text:span text:style-name="T10">save</text:span>();</text:p>
      <text:p text:style-name="P20"/>
      <text:p text:style-name="P20"/>
      <text:p text:style-name="P19"><text:span text:style-name="T23">//</text:span><text:span text:style-name="T24">where</text:span></text:p>
      <text:p text:style-name="P26">&lt;?php</text:p>
      <text:p text:style-name="P20"><text:span text:style-name="T19">$builder</text:span><text:span text:style-name="T13">-&gt;</text:span><text:span text:style-name="T10">where</text:span>([<text:span text:style-name="T10">'id &gt;'</text:span> <text:span text:style-name="T13">=&gt;</text:span> <text:span text:style-name="T15">1</text:span>])<text:span text:style-name="T13">-&gt;</text:span><text:span text:style-name="T10">andWhere</text:span>([<text:span text:style-name="T10">'title'</text:span> <text:span text:style-name="T13">=&gt;</text:span> <text:span text:style-name="T10">'My Title'</text:span>]);</text:p>
      <text:p text:style-name="P22"/>
      <text:p text:style-name="P21">// Equivalent to</text:p>
      <text:p text:style-name="P20"><text:span text:style-name="T19">$builder</text:span><text:span text:style-name="T13">-&gt;</text:span><text:span text:style-name="T10">where</text:span>([<text:span text:style-name="T10">'id &gt;'</text:span> <text:span text:style-name="T13">=&gt;</text:span> <text:span text:style-name="T15">1</text:span>, <text:span text:style-name="T10">'title'</text:span> <text:span text:style-name="T13">=&gt;</text:span> <text:span text:style-name="T10">'My title'</text:span>]);</text:p>
      <text:p text:style-name="P22"/>
      <text:p text:style-name="P21">// WHERE id &gt; 1 OR title = 'My title'</text:p>
      <text:p text:style-name="P20"><text:span text:style-name="T19">$builder</text:span><text:span text:style-name="T13">-&gt;</text:span><text:span text:style-name="T10">where</text:span>([<text:span text:style-name="T10">'OR'</text:span> <text:span text:style-name="T13">=&gt;</text:span> [<text:span text:style-name="T10">'id &gt;'</text:span> <text:span text:style-name="T13">=&gt;</text:span> <text:span text:style-name="T15">1</text:span>, <text:span text:style-name="T10">'title'</text:span> <text:span text:style-name="T13">=&gt;</text:span> <text:span text:style-name="T10">'My title'</text:span>]]);</text:p>
      <text:p text:style-name="P22"/>
      <text:p text:style-name="P12"><text:span text:style-name="T8">addColumn</text:span>(<text:span text:style-name="T9">'created'</text:span>, <text:span text:style-name="T9">'timestamp'</text:span>, [<text:span text:style-name="T9">'default'</text:span> <text:span text:style-name="T7">=&gt;</text:span> <text:span text:style-name="T9">'CURRENT_TIMESTAMP'</text:span>])</text:p>
      <text:p text:style-name="P12"/>
      <text:p text:style-name="P3"/>
      <text:p text:style-name="P3"/>
      <text:p text:style-name="P4">SEED</text:p>
      <text:p text:style-name="P4">//set foreign key</text:p>
      <text:p text:style-name="P14"><text:span text:style-name="T16">public</text:span> <text:span text:style-name="T16">function</text:span> <text:span text:style-name="T27">getDependencies</text:span>()</text:p>
      <text:p text:style-name="P19"><text:s text:c="4"/><text:span text:style-name="T23">{</text:span></text:p>
      <text:p text:style-name="P19"><text:s text:c="8"/><text:span text:style-name="T17">return</text:span><text:span text:style-name="T23"> [</text:span></text:p>
      <text:p text:style-name="P19"><text:s text:c="12"/><text:span text:style-name="T11">'UserSeeder'</text:span><text:span text:style-name="T23">,</text:span></text:p>
      <text:p text:style-name="P19"><text:s text:c="12"/><text:span text:style-name="T11">'ShopItemSeeder'</text:span></text:p>
      <text:p text:style-name="P19"><text:s text:c="8"/><text:span text:style-name="T23">];</text:span></text:p>
      <text:p text:style-name="P19"><text:s text:c="4"/><text:span text:style-name="T23">}</text:span></text:p>
      <text:p text:style-name="P19"><text:span text:style-name="T23">//</text:span><text:span text:style-name="T24">insert data</text:span></text:p>
      <text:p text:style-name="P14"><text:span text:style-name="T19">$data</text:span> <text:span text:style-name="T13">=</text:span> [</text:p>
      <text:p text:style-name="P19"><text:s text:c="12"/><text:span text:style-name="T23">[</text:span></text:p>
      <text:p text:style-name="P19"><text:s text:c="16"/><text:span text:style-name="T11">'body'</text:span><text:span text:style-name="T23"> <text:s text:c="3"/></text:span><text:span text:style-name="T14">=&gt;</text:span><text:span text:style-name="T23"> </text:span><text:span text:style-name="T11">'foo'</text:span><text:span text:style-name="T23">,</text:span></text:p>
      <text:p text:style-name="P19"><text:s text:c="16"/><text:span text:style-name="T11">'created'</text:span><text:span text:style-name="T23"> </text:span><text:span text:style-name="T14">=&gt;</text:span><text:span text:style-name="T23"> </text:span><text:span text:style-name="T18">date</text:span><text:span text:style-name="T23">(</text:span><text:span text:style-name="T11">'Y-m-d H:i:s'</text:span><text:span text:style-name="T23">),</text:span></text:p>
      <text:p text:style-name="P19"><text:s text:c="12"/><text:span text:style-name="T23">],[</text:span></text:p>
      <text:p text:style-name="P19"><text:s text:c="16"/><text:span text:style-name="T11">'body'</text:span><text:span text:style-name="T23"> <text:s text:c="3"/></text:span><text:span text:style-name="T14">=&gt;</text:span><text:span text:style-name="T23"> </text:span><text:span text:style-name="T11">'bar'</text:span><text:span text:style-name="T23">,</text:span></text:p>
      <text:p text:style-name="P19"><text:s text:c="16"/><text:span text:style-name="T11">'created'</text:span><text:span text:style-name="T23"> </text:span><text:span text:style-name="T14">=&gt;</text:span><text:span text:style-name="T23"> </text:span><text:span text:style-name="T18">date</text:span><text:span text:style-name="T23">(</text:span><text:span text:style-name="T11">'Y-m-d H:i:s'</text:span><text:span text:style-name="T23">),</text:span></text:p>
      <text:p text:style-name="P19"><text:s text:c="12"/><text:span text:style-name="T23">]</text:span></text:p>
      <text:p text:style-name="P19"><text:s text:c="8"/><text:span text:style-name="T23">];</text:span></text:p>
      <text:p text:style-name="P22"/>
      <text:p text:style-name="P19"><text:s text:c="8"/><text:span text:style-name="T20">$posts</text:span><text:span text:style-name="T23"> </text:span><text:span text:style-name="T14">=</text:span><text:span text:style-name="T23"> </text:span><text:span text:style-name="T20">$this</text:span><text:span text:style-name="T14">-&gt;</text:span><text:span text:style-name="T11">table</text:span><text:span text:style-name="T23">(</text:span><text:span text:style-name="T11">'posts'</text:span><text:span text:style-name="T23">);</text:span></text:p>
      <text:p text:style-name="P19"><text:s text:c="8"/><text:span text:style-name="T20">$posts</text:span><text:span text:style-name="T14">-&gt;</text:span><text:span text:style-name="T11">insert</text:span><text:span text:style-name="T23">(</text:span><text:span text:style-name="T20">$data</text:span><text:span text:style-name="T23">)</text:span></text:p>
      <text:p text:style-name="P19"><text:soft-page-break/><text:s text:c="14"/><text:span text:style-name="T14">-&gt;</text:span><text:span text:style-name="T11">save</text:span><text:span text:style-name="T23">();</text:span></text:p>
      <text:p text:style-name="P4"/>
      <text:p text:style-name="P4">//trunc table</text:p>
      <text:p text:style-name="P15"><text:s text:c="8"/><text:span text:style-name="T20">$data</text:span><text:span text:style-name="T23"> </text:span><text:span text:style-name="T14">=</text:span><text:span text:style-name="T23"> [</text:span></text:p>
      <text:p text:style-name="P19"><text:s text:c="12"/><text:span text:style-name="T23">[</text:span></text:p>
      <text:p text:style-name="P19"><text:s text:c="16"/><text:span text:style-name="T11">'body'</text:span><text:span text:style-name="T23"> <text:s text:c="3"/></text:span><text:span text:style-name="T14">=&gt;</text:span><text:span text:style-name="T23"> </text:span><text:span text:style-name="T11">'foo'</text:span><text:span text:style-name="T23">,</text:span></text:p>
      <text:p text:style-name="P19"><text:s text:c="16"/><text:span text:style-name="T11">'created'</text:span><text:span text:style-name="T23"> </text:span><text:span text:style-name="T14">=&gt;</text:span><text:span text:style-name="T23"> </text:span><text:span text:style-name="T18">date</text:span><text:span text:style-name="T23">(</text:span><text:span text:style-name="T11">'Y-m-d H:i:s'</text:span><text:span text:style-name="T23">),</text:span></text:p>
      <text:p text:style-name="P19"><text:s text:c="12"/><text:span text:style-name="T23">],</text:span></text:p>
      <text:p text:style-name="P19"><text:s text:c="12"/><text:span text:style-name="T23">[</text:span></text:p>
      <text:p text:style-name="P19"><text:s text:c="16"/><text:span text:style-name="T11">'body'</text:span><text:span text:style-name="T23"> <text:s text:c="3"/></text:span><text:span text:style-name="T14">=&gt;</text:span><text:span text:style-name="T23"> </text:span><text:span text:style-name="T11">'bar'</text:span><text:span text:style-name="T23">,</text:span></text:p>
      <text:p text:style-name="P19"><text:s text:c="16"/><text:span text:style-name="T11">'created'</text:span><text:span text:style-name="T23"> </text:span><text:span text:style-name="T14">=&gt;</text:span><text:span text:style-name="T23"> </text:span><text:span text:style-name="T18">date</text:span><text:span text:style-name="T23">(</text:span><text:span text:style-name="T11">'Y-m-d H:i:s'</text:span><text:span text:style-name="T23">),</text:span></text:p>
      <text:p text:style-name="P19"><text:s text:c="12"/><text:span text:style-name="T23">]</text:span></text:p>
      <text:p text:style-name="P19"><text:s text:c="8"/><text:span text:style-name="T23">];</text:span></text:p>
      <text:p text:style-name="P22"/>
      <text:p text:style-name="P19"><text:s text:c="8"/><text:span text:style-name="T20">$posts</text:span><text:span text:style-name="T23"> </text:span><text:span text:style-name="T14">=</text:span><text:span text:style-name="T23"> </text:span><text:span text:style-name="T20">$this</text:span><text:span text:style-name="T14">-&gt;</text:span><text:span text:style-name="T11">table</text:span><text:span text:style-name="T23">(</text:span><text:span text:style-name="T11">'posts'</text:span><text:span text:style-name="T23">);</text:span></text:p>
      <text:p text:style-name="P19"><text:s text:c="8"/><text:span text:style-name="T20">$posts</text:span><text:span text:style-name="T14">-&gt;</text:span><text:span text:style-name="T11">insert</text:span><text:span text:style-name="T23">(</text:span><text:span text:style-name="T20">$data</text:span><text:span text:style-name="T23">)</text:span></text:p>
      <text:p text:style-name="P19"><text:s text:c="14"/><text:span text:style-name="T14">-&gt;</text:span><text:span text:style-name="T11">save</text:span><text:span text:style-name="T23">();</text:span></text:p>
      <text:p text:style-name="P22"/>
      <text:p text:style-name="P19"><text:s text:c="8"/><text:span text:style-name="T28">// empty the table</text:span></text:p>
      <text:p text:style-name="P19"><text:s text:c="8"/><text:span text:style-name="T20">$posts</text:span><text:span text:style-name="T14">-&gt;</text:span><text:span text:style-name="T11">truncate</text:span><text:span text:style-name="T23">();</text:span></text:p>
      <text:p text:style-name="Text_20_body"><text:line-break/></text:p>
      <text:p text:style-name="Text_20_body">//<text:span text:style-name="T26">run all</text:span></text:p>
      <text:p text:style-name="P9"><text:s/><text:span text:style-name="T23">php vendor/bin/phinx seed:run</text:span></text:p>
      <text:p text:style-name="P9"><text:span text:style-name="T23">//</text:span><text:span text:style-name="T24">run a class</text:span></text:p>
      <text:p text:style-name="P8">$ php vendor/bin/phinx seed:run -s UserSeeder</text:p>
      <text:p text:style-name="P8">// <text:span text:style-name="T26">run multi class</text:span></text:p>
      <text:p text:style-name="P8">$ php vendor/bin/phinx seed:run -s UserSeeder -s PermissionSeeder -s LogSeeder</text:p>
      <text:p text:style-name="P8">//<text:span text:style-name="T26">run show output</text:span></text:p>
      <text:p text:style-name="P8">$ php vendor/bin/phinx seed:run -v</text:p>
      <text:p text:style-name="P27"/>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Menlo" svg:font-family="Menlo, Monaco, Consolas, 'Courier New', monospace"/>
    <style:font-face style:name="Roboto Mono" svg:font-family="'Roboto Mono', Consolas, Monaco, monospace"/>
    <style:font-face style:name="SFMono-Regular1" svg:font-family="SFMono-Regular, Consolas, 'Liberation Mono', Menlo, monospace"/>
    <style:font-face style:name="SFMono-Regular" svg:font-family="SFMono-Regular, Menlo, Monaco, Consolas, 'Liberation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09:12:37.994877235</meta:creation-date>
    <dc:date>2019-10-18T18:05:17.919222506</dc:date>
    <meta:editing-duration>PT9H20M57S</meta:editing-duration>
    <meta:editing-cycles>4</meta:editing-cycles>
    <meta:generator>LibreOffice/6.2.7.1$Linux_X86_64 LibreOffice_project/20$Build-1</meta:generator>
    <meta:document-statistic meta:table-count="0" meta:image-count="0" meta:object-count="0" meta:page-count="4" meta:paragraph-count="124" meta:word-count="435" meta:character-count="3580" meta:non-whitespace-character-count="2800"/>
  </office:meta>
</office:document-meta>
</file>